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r.serialize( PropertyState state , OutputStream stream , BLOBStore blobStor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Serializer.deserialize( NodeReferences refs , Input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ializer.serialize( NodeState state , OutputStream strea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erializer.deserialize( NodeState state , InputStream strea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erializer.serialize( NodeReferences refs , Output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ializer.deserialize( PropertyState state , InputStream stream , BLOBStore blobStor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42">
            <text:p text:style-name="Table_20_Contents">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